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F25">
        <table:shapes>
          <draw:frame draw:z-index="0" draw:style-name="gr1" draw:text-style-name="P1" svg:width="159.99mm" svg:height="89.99mm" svg:x="159.88mm" svg:y="0mm">
            <draw:object draw:notify-on-update-of-ranges="Hoja1.B1:Hoja1.F1 Hoja1.B1:Hoja1.F1 Hoja1.A6:Hoja1.A6 Hoja1.B6:Hoja1.F6 Hoja1.B1:Hoja1.F1 Hoja1.A22:Hoja1.A22 Hoja1.B22:Hoja1.F22 Hoja1.B1:Hoja1.F1 Hoja1.A11:Hoja1.A11 Hoja1.B11:Hoja1.F11 Hoja1.B1:Hoja1.F1 Hoja1.A17:Hoja1.A17 Hoja1.B17:Hoja1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9.87mm" svg:y="91.3mm">
            <draw:object draw:notify-on-update-of-ranges="Hoja1.B1:Hoja1.F1 Hoja1.A5:Hoja1.A5 Hoja1.B5:Hoja1.F5 Hoja1.A2:Hoja1.A2 Hoja1.B2:Hoja1.F2 Hoja1.B1:Hoja1.F1 Hoja1.B1:Hoja1.F1 Hoja1.A10:Hoja1.A10 Hoja1.B10:Hoja1.F10 Hoja1.B1:Hoja1.F1 Hoja1.A16:Hoja1.A16 Hoja1.B16:Hoja1.F16 Hoja1.B1:Hoja1.F1 Hoja1.A21:Hoja1.A21 Hoja1.B21:Hoja1.F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<text:s/>Nº Ciudadad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empo Secuencial</text:p>
          </table:table-cell>
          <table:table-cell office:value-type="float" office:value="0.000820958" calcext:value-type="float">
            <text:p>0,000820958</text:p>
          </table:table-cell>
          <table:table-cell office:value-type="float" office:value="0.0621048" calcext:value-type="float">
            <text:p>0,0621048</text:p>
          </table:table-cell>
          <table:table-cell office:value-type="float" office:value="0.176419" calcext:value-type="float">
            <text:p>0,176419</text:p>
          </table:table-cell>
          <table:table-cell office:value-type="float" office:value="2.00586" calcext:value-type="float">
            <text:p>2,00586</text:p>
          </table:table-cell>
          <table:table-cell office:value-type="float" office:value="5.61145" calcext:value-type="float">
            <text:p>5,611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racciones </text:p>
          </table:table-cell>
          <table:table-cell office:value-type="float" office:value="207" calcext:value-type="float">
            <text:p>207</text:p>
          </table:table-cell>
          <table:table-cell office:value-type="float" office:value="3755" calcext:value-type="float">
            <text:p>3755</text:p>
          </table:table-cell>
          <table:table-cell office:value-type="float" office:value="6957" calcext:value-type="float">
            <text:p>6957</text:p>
          </table:table-cell>
          <table:table-cell office:value-type="float" office:value="71107" calcext:value-type="float">
            <text:p>71107</text:p>
          </table:table-cell>
          <table:table-cell office:value-type="float" office:value="158556" calcext:value-type="float">
            <text:p>158556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empo <text:s/>cota 2</text:p>
          </table:table-cell>
          <table:table-cell office:value-type="float" office:value="0.00219474" calcext:value-type="float">
            <text:p>0,00219474</text:p>
          </table:table-cell>
          <table:table-cell office:value-type="float" office:value="0.033326" calcext:value-type="float">
            <text:p>0,033326</text:p>
          </table:table-cell>
          <table:table-cell office:value-type="float" office:value="0.0922969" calcext:value-type="float">
            <text:p>0,0922969</text:p>
          </table:table-cell>
          <table:table-cell office:value-type="float" office:value="0.844801" calcext:value-type="float">
            <text:p>0,844801</text:p>
          </table:table-cell>
          <table:table-cell office:value-type="float" office:value="3.17334" calcext:value-type="float">
            <text:p>3,173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nancia cota 2</text:p>
          </table:table-cell>
          <table:table-cell table:formula="of:=[.B2]/[.B5]" office:value-type="float" office:value="0.374057063706863" calcext:value-type="float">
            <text:p>0,374057063706863</text:p>
          </table:table-cell>
          <table:table-cell table:formula="of:=[.C2]/[.C5]" office:value-type="float" office:value="1.86355398187601" calcext:value-type="float">
            <text:p>1,86355398187601</text:p>
          </table:table-cell>
          <table:table-cell table:formula="of:=[.D2]/[.D5]" office:value-type="float" office:value="1.91142931127698" calcext:value-type="float">
            <text:p>1,91142931127698</text:p>
          </table:table-cell>
          <table:table-cell table:formula="of:=[.E2]/[.E5]" office:value-type="float" office:value="2.37435798489822" calcext:value-type="float">
            <text:p>2,37435798489822</text:p>
          </table:table-cell>
          <table:table-cell table:formula="of:=[.F2]/[.F5]" office:value-type="float" office:value="1.76831036069252" calcext:value-type="float">
            <text:p>1,768310360692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racciones P1 </text:p>
          </table:table-cell>
          <table:table-cell office:value-type="float" office:value="100" calcext:value-type="float">
            <text:p>100</text:p>
          </table:table-cell>
          <table:table-cell office:value-type="float" office:value="1576" calcext:value-type="float">
            <text:p>1576</text:p>
          </table:table-cell>
          <table:table-cell office:value-type="float" office:value="3643" calcext:value-type="float">
            <text:p>3643</text:p>
          </table:table-cell>
          <table:table-cell office:value-type="float" office:value="26097" calcext:value-type="float">
            <text:p>26097</text:p>
          </table:table-cell>
          <table:table-cell office:value-type="float" office:value="83363" calcext:value-type="float">
            <text:p>83363</text:p>
          </table:table-cell>
          <table:table-cell table:number-columns-repeated="12"/>
          <table:table-cell table:style-name="ce3"/>
        </table:table-row>
        <table:table-row table:style-name="ro1">
          <table:table-cell office:value-type="string" calcext:value-type="string">
            <text:p>Iteracciones P2 </text:p>
          </table:table-cell>
          <table:table-cell table:style-name="ce2" office:value-type="float" office:value="116" calcext:value-type="float">
            <text:p>116</text:p>
          </table:table-cell>
          <table:table-cell office:value-type="float" office:value="1584" calcext:value-type="float">
            <text:p>1584</text:p>
          </table:table-cell>
          <table:table-cell office:value-type="float" office:value="3594" calcext:value-type="float">
            <text:p>3594</text:p>
          </table:table-cell>
          <table:table-cell office:value-type="float" office:value="26054" calcext:value-type="float">
            <text:p>26054</text:p>
          </table:table-cell>
          <table:table-cell office:value-type="float" office:value="82824" calcext:value-type="float">
            <text:p>82824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empo <text:s/>cota 3</text:p>
          </table:table-cell>
          <table:table-cell office:value-type="float" office:value="0.00200785" calcext:value-type="float">
            <text:p>0,00200785</text:p>
          </table:table-cell>
          <table:table-cell office:value-type="float" office:value="0.0357896" calcext:value-type="float">
            <text:p>0,0357896</text:p>
          </table:table-cell>
          <table:table-cell office:value-type="float" office:value="0.0859988" calcext:value-type="float">
            <text:p>0,0859988</text:p>
          </table:table-cell>
          <table:table-cell office:value-type="float" office:value="0.509098" calcext:value-type="float">
            <text:p>0,509098</text:p>
          </table:table-cell>
          <table:table-cell office:value-type="float" office:value="1.26461" calcext:value-type="float">
            <text:p>1,264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nancia cota 3</text:p>
          </table:table-cell>
          <table:table-cell table:formula="of:=[.B2]/[.B10]" office:value-type="float" office:value="0.408874168887118" calcext:value-type="float">
            <text:p>0,408874168887118</text:p>
          </table:table-cell>
          <table:table-cell table:formula="of:=[.C2]/[.C10]" office:value-type="float" office:value="1.7352750519704" calcext:value-type="float">
            <text:p>1,7352750519704</text:p>
          </table:table-cell>
          <table:table-cell table:formula="of:=[.D2]/[.D10]" office:value-type="float" office:value="2.05141234528854" calcext:value-type="float">
            <text:p>2,05141234528854</text:p>
          </table:table-cell>
          <table:table-cell table:formula="of:=[.E2]/[.E10]" office:value-type="float" office:value="3.94002726390597" calcext:value-type="float">
            <text:p>3,94002726390597</text:p>
          </table:table-cell>
          <table:table-cell table:formula="of:=[.F2]/[.F10]" office:value-type="float" office:value="4.43729687413511" calcext:value-type="float">
            <text:p>4,437296874135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racciones P1 </text:p>
          </table:table-cell>
          <table:table-cell office:value-type="float" office:value="79" calcext:value-type="float">
            <text:p>79</text:p>
          </table:table-cell>
          <table:table-cell office:value-type="float" office:value="1259" calcext:value-type="float">
            <text:p>1259</text:p>
          </table:table-cell>
          <table:table-cell office:value-type="float" office:value="2307" calcext:value-type="float">
            <text:p>2307</text:p>
          </table:table-cell>
          <table:table-cell office:value-type="float" office:value="16438" calcext:value-type="float">
            <text:p>16438</text:p>
          </table:table-cell>
          <table:table-cell office:value-type="float" office:value="34804" calcext:value-type="float">
            <text:p>348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racciones P2 </text:p>
          </table:table-cell>
          <table:table-cell office:value-type="float" office:value="84" calcext:value-type="float">
            <text:p>84</text:p>
          </table:table-cell>
          <table:table-cell office:value-type="float" office:value="1285" calcext:value-type="float">
            <text:p>1285</text:p>
          </table:table-cell>
          <table:table-cell office:value-type="float" office:value="2333" calcext:value-type="float">
            <text:p>2333</text:p>
          </table:table-cell>
          <table:table-cell office:value-type="float" office:value="15589" calcext:value-type="float">
            <text:p>15589</text:p>
          </table:table-cell>
          <table:table-cell office:value-type="float" office:value="34355" calcext:value-type="float">
            <text:p>343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racciones P3 </text:p>
          </table:table-cell>
          <table:table-cell office:value-type="float" office:value="78" calcext:value-type="float">
            <text:p>78</text:p>
          </table:table-cell>
          <table:table-cell office:value-type="float" office:value="912" calcext:value-type="float">
            <text:p>912</text:p>
          </table:table-cell>
          <table:table-cell office:value-type="float" office:value="3159" calcext:value-type="float">
            <text:p>3159</text:p>
          </table:table-cell>
          <table:table-cell office:value-type="float" office:value="15633" calcext:value-type="float">
            <text:p>15633</text:p>
          </table:table-cell>
          <table:table-cell office:value-type="float" office:value="34753" calcext:value-type="float">
            <text:p>34753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empo sin cota 2</text:p>
          </table:table-cell>
          <table:table-cell office:value-type="float" office:value="0.00219474" calcext:value-type="float">
            <text:p>0,00219474</text:p>
          </table:table-cell>
          <table:table-cell office:value-type="float" office:value="0.0422067" calcext:value-type="float">
            <text:p>0,0422067</text:p>
          </table:table-cell>
          <table:table-cell office:value-type="float" office:value="0.115515" calcext:value-type="float">
            <text:p>0,115515</text:p>
          </table:table-cell>
          <table:table-cell office:value-type="float" office:value="0.969387" calcext:value-type="float">
            <text:p>0,969387</text:p>
          </table:table-cell>
          <table:table-cell office:value-type="float" office:value="1.83036" calcext:value-type="float">
            <text:p>1,830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nancia sin cota 2</text:p>
          </table:table-cell>
          <table:table-cell table:formula="of:=[.B2]/[.B16]" office:value-type="float" office:value="0.374057063706863" calcext:value-type="float">
            <text:p>0,374057063706863</text:p>
          </table:table-cell>
          <table:table-cell table:formula="of:=[.C2]/[.C16]" office:value-type="float" office:value="1.47144410721521" calcext:value-type="float">
            <text:p>1,47144410721521</text:p>
          </table:table-cell>
          <table:table-cell table:formula="of:=[.D2]/[.D16]" office:value-type="float" office:value="1.52723888672467" calcext:value-type="float">
            <text:p>1,52723888672467</text:p>
          </table:table-cell>
          <table:table-cell table:formula="of:=[.E2]/[.E16]" office:value-type="float" office:value="2.06920455916987" calcext:value-type="float">
            <text:p>2,06920455916987</text:p>
          </table:table-cell>
          <table:table-cell table:formula="of:=[.F2]/[.F16]" office:value-type="float" office:value="3.06576301929675" calcext:value-type="float">
            <text:p>3,065763019296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racciones P1 </text:p>
          </table:table-cell>
          <table:table-cell office:value-type="float" office:value="105" calcext:value-type="float">
            <text:p>105</text:p>
          </table:table-cell>
          <table:table-cell office:value-type="float" office:value="2515" calcext:value-type="float">
            <text:p>2515</text:p>
          </table:table-cell>
          <table:table-cell office:value-type="float" office:value="5517" calcext:value-type="float">
            <text:p>5517</text:p>
          </table:table-cell>
          <table:table-cell office:value-type="float" office:value="37973" calcext:value-type="float">
            <text:p>37973</text:p>
          </table:table-cell>
          <table:table-cell office:value-type="float" office:value="57261" calcext:value-type="float">
            <text:p>572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racciones P2 </text:p>
          </table:table-cell>
          <table:table-cell office:value-type="float" office:value="133" calcext:value-type="float">
            <text:p>133</text:p>
          </table:table-cell>
          <table:table-cell office:value-type="float" office:value="2664" calcext:value-type="float">
            <text:p>2664</text:p>
          </table:table-cell>
          <table:table-cell office:value-type="float" office:value="5520" calcext:value-type="float">
            <text:p>5520</text:p>
          </table:table-cell>
          <table:table-cell office:value-type="float" office:value="38501" calcext:value-type="float">
            <text:p>38501</text:p>
          </table:table-cell>
          <table:table-cell office:value-type="float" office:value="58890" calcext:value-type="float">
            <text:p>58890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empo <text:s/>sin cota 3</text:p>
          </table:table-cell>
          <table:table-cell office:value-type="float" office:value="0.0032869" calcext:value-type="float">
            <text:p>0,0032869</text:p>
          </table:table-cell>
          <table:table-cell office:value-type="float" office:value="0.0381757" calcext:value-type="float">
            <text:p>0,0381757</text:p>
          </table:table-cell>
          <table:table-cell office:value-type="float" office:value="0.1058" calcext:value-type="float">
            <text:p>0,1058</text:p>
          </table:table-cell>
          <table:table-cell office:value-type="float" office:value="0.804832" calcext:value-type="float">
            <text:p>0,804832</text:p>
          </table:table-cell>
          <table:table-cell office:value-type="float" office:value="1.8851" calcext:value-type="float">
            <text:p>1,88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nancia sin cota 3</text:p>
          </table:table-cell>
          <table:table-cell table:formula="of:=[.B2]/[.B21]" office:value-type="float" office:value="0.249766649426511" calcext:value-type="float">
            <text:p>0,249766649426511</text:p>
          </table:table-cell>
          <table:table-cell table:formula="of:=[.C2]/[.C21]" office:value-type="float" office:value="1.62681496344533" calcext:value-type="float">
            <text:p>1,62681496344533</text:p>
          </table:table-cell>
          <table:table-cell table:formula="of:=[.D2]/[.D21]" office:value-type="float" office:value="1.6674763705104" calcext:value-type="float">
            <text:p>1,6674763705104</text:p>
          </table:table-cell>
          <table:table-cell table:formula="of:=[.E2]/[.E21]" office:value-type="float" office:value="2.49227167905849" calcext:value-type="float">
            <text:p>2,49227167905849</text:p>
          </table:table-cell>
          <table:table-cell table:formula="of:=[.F2]/[.F21]" office:value-type="float" office:value="2.9767386345552" calcext:value-type="float">
            <text:p>2,97673863455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racciones P1 </text:p>
          </table:table-cell>
          <table:table-cell office:value-type="float" office:value="138" calcext:value-type="float">
            <text:p>138</text:p>
          </table:table-cell>
          <table:table-cell office:value-type="float" office:value="2541" calcext:value-type="float">
            <text:p>2541</text:p>
          </table:table-cell>
          <table:table-cell office:value-type="float" office:value="5498" calcext:value-type="float">
            <text:p>5498</text:p>
          </table:table-cell>
          <table:table-cell office:value-type="float" office:value="32506" calcext:value-type="float">
            <text:p>32506</text:p>
          </table:table-cell>
          <table:table-cell office:value-type="float" office:value="59174" calcext:value-type="float">
            <text:p>591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racciones P2 </text:p>
          </table:table-cell>
          <table:table-cell office:value-type="float" office:value="94" calcext:value-type="float">
            <text:p>94</text:p>
          </table:table-cell>
          <table:table-cell office:value-type="float" office:value="1731" calcext:value-type="float">
            <text:p>1731</text:p>
          </table:table-cell>
          <table:table-cell office:value-type="float" office:value="5242" calcext:value-type="float">
            <text:p>5242</text:p>
          </table:table-cell>
          <table:table-cell office:value-type="float" office:value="32221" calcext:value-type="float">
            <text:p>32221</text:p>
          </table:table-cell>
          <table:table-cell office:value-type="float" office:value="58004" calcext:value-type="float">
            <text:p>580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racciones P3 </text:p>
          </table:table-cell>
          <table:table-cell office:value-type="float" office:value="104" calcext:value-type="float">
            <text:p>104</text:p>
          </table:table-cell>
          <table:table-cell office:value-type="float" office:value="1594" calcext:value-type="float">
            <text:p>1594</text:p>
          </table:table-cell>
          <table:table-cell office:value-type="float" office:value="5712" calcext:value-type="float">
            <text:p>5712</text:p>
          </table:table-cell>
          <table:table-cell office:value-type="float" office:value="31947" calcext:value-type="float">
            <text:p>31947</text:p>
          </table:table-cell>
          <table:table-cell office:value-type="float" office:value="60194" calcext:value-type="float">
            <text:p>6019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6">
      <number:number number:decimal-places="5" loext:min-decimal-places="5" number:min-integer-digits="1" number:grouping="true"/>
    </number:number-style>
    <number:number-style style:name="N107">
      <number:number number:decimal-places="6" loext:min-decimal-places="6" number:min-integer-digits="1" number:grouping="true"/>
    </number:number-style>
    <number:number-style style:name="N108">
      <number:number number:decimal-places="7" loext:min-decimal-places="7" number:min-integer-digits="1" number:grouping="true"/>
    </number:number-style>
    <number:number-style style:name="N109">
      <number:number number:decimal-places="8" loext:min-decimal-places="8" number:min-integer-digits="1" number:grouping="true"/>
    </number:number-style>
    <number:number-style style:name="N110">
      <number:number number:decimal-places="9" loext:min-decimal-places="9" number:min-integer-digits="1" number:grouping="true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00:09:51.1977719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21:35:53.103131109</meta:creation-date>
    <dc:date>2020-06-13T00:21:45.245169845</dc:date>
    <meta:editing-duration>PT28M24S</meta:editing-duration>
    <meta:editing-cycles>2</meta:editing-cycles>
    <meta:generator>LibreOffice/6.0.7.3$Linux_X86_64 LibreOffice_project/00m0$Build-3</meta:generator>
    <meta:document-statistic meta:table-count="1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3 1 2" chart:style-name="ch1">
        <chart:legend chart:legend-position="end" svg:x="11.587cm" svg:y="3.454cm" style:legend-expansion="high" chart:style-name="ch2"/>
        <chart:plot-area chart:style-name="ch3" table:cell-range-address="Hoja1.B1:Hoja1.F1 Hoja1.A6:Hoja1.F6 Hoja1.A22:Hoja1.F22 Hoja1.A11:Hoja1.F11 Hoja1.A17:Hoja1.F17" chart:data-source-has-labels="both" svg:x="0.32cm" svg:y="0.18cm" svg:width="10.947cm" svg:height="8.64cm">
          <chartooo:coordinate-region svg:x="1.047cm" svg:y="0.379cm" svg:width="10.033cm" svg:height="7.794cm"/>
          <chart:axis chart:dimension="x" chart:name="primary-x" chart:style-name="ch4" chartooo:axis-type="auto">
            <chart:categories table:cell-range-address="Hoja1.B1:Hoja1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6:Hoja1.F6" chart:label-cell-address="Hoja1.A6:Hoja1.A6" chart:class="chart:scatter">
            <chart:domain table:cell-range-address="Hoja1.B1:Hoja1.F1"/>
            <chart:data-point chart:repeated="5"/>
          </chart:series>
          <chart:series chart:style-name="ch7" chart:values-cell-range-address="Hoja1.B22:Hoja1.F22" chart:label-cell-address="Hoja1.A22:Hoja1.A22" chart:class="chart:scatter">
            <chart:data-point chart:repeated="5"/>
          </chart:series>
          <chart:series chart:style-name="ch8" chart:values-cell-range-address="Hoja1.B11:Hoja1.F11" chart:label-cell-address="Hoja1.A11:Hoja1.A11" chart:class="chart:scatter">
            <chart:data-point chart:repeated="5"/>
          </chart:series>
          <chart:series chart:style-name="ch7" chart:values-cell-range-address="Hoja1.B17:Hoja1.F17" chart:label-cell-address="Hoja1.A17:Hoja1.A17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Hoja1.B1:Hoja1.F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Hoja1.B1:Hoja1.F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anancia cota 2</text:p>
                <draw:g>
                  <svg:desc>Hoja1.A6:Hoja1.A6</svg:desc>
                </draw:g>
              </table:table-cell>
              <table:table-cell office:value-type="float" office:value="0.374057063706863">
                <text:p>0.374057063706863</text:p>
                <draw:g>
                  <svg:desc>Hoja1.B6:Hoja1.F6</svg:desc>
                </draw:g>
              </table:table-cell>
              <table:table-cell office:value-type="float" office:value="1.86355398187601">
                <text:p>1.86355398187601</text:p>
              </table:table-cell>
              <table:table-cell office:value-type="float" office:value="1.91142931127698">
                <text:p>1.91142931127698</text:p>
              </table:table-cell>
              <table:table-cell office:value-type="float" office:value="2.37435798489822">
                <text:p>2.37435798489822</text:p>
              </table:table-cell>
              <table:table-cell office:value-type="float" office:value="1.76831036069252">
                <text:p>1.76831036069252</text:p>
              </table:table-cell>
            </table:table-row>
            <table:table-row>
              <table:table-cell office:value-type="string">
                <text:p>Ganancia sin cota 3</text:p>
                <draw:g>
                  <svg:desc>Hoja1.A22:Hoja1.A22</svg:desc>
                </draw:g>
              </table:table-cell>
              <table:table-cell office:value-type="float" office:value="0.249766649426511">
                <text:p>0.249766649426511</text:p>
                <draw:g>
                  <svg:desc>Hoja1.B22:Hoja1.F22</svg:desc>
                </draw:g>
              </table:table-cell>
              <table:table-cell office:value-type="float" office:value="1.62681496344533">
                <text:p>1.62681496344533</text:p>
              </table:table-cell>
              <table:table-cell office:value-type="float" office:value="1.6674763705104">
                <text:p>1.6674763705104</text:p>
              </table:table-cell>
              <table:table-cell office:value-type="float" office:value="2.49227167905849">
                <text:p>2.49227167905849</text:p>
              </table:table-cell>
              <table:table-cell office:value-type="float" office:value="2.9767386345552">
                <text:p>2.9767386345552</text:p>
              </table:table-cell>
            </table:table-row>
            <table:table-row>
              <table:table-cell office:value-type="string">
                <text:p>Ganancia cota 3</text:p>
                <draw:g>
                  <svg:desc>Hoja1.A11:Hoja1.A11</svg:desc>
                </draw:g>
              </table:table-cell>
              <table:table-cell office:value-type="float" office:value="0.408874168887118">
                <text:p>0.408874168887118</text:p>
                <draw:g>
                  <svg:desc>Hoja1.B11:Hoja1.F11</svg:desc>
                </draw:g>
              </table:table-cell>
              <table:table-cell office:value-type="float" office:value="1.7352750519704">
                <text:p>1.7352750519704</text:p>
              </table:table-cell>
              <table:table-cell office:value-type="float" office:value="2.05141234528854">
                <text:p>2.05141234528854</text:p>
              </table:table-cell>
              <table:table-cell office:value-type="float" office:value="3.94002726390597">
                <text:p>3.94002726390597</text:p>
              </table:table-cell>
              <table:table-cell office:value-type="float" office:value="4.43729687413511">
                <text:p>4.43729687413511</text:p>
              </table:table-cell>
            </table:table-row>
            <table:table-row>
              <table:table-cell office:value-type="string">
                <text:p>Ganancia sin cota 2</text:p>
                <draw:g>
                  <svg:desc>Hoja1.A17:Hoja1.A17</svg:desc>
                </draw:g>
              </table:table-cell>
              <table:table-cell office:value-type="float" office:value="0.374057063706863">
                <text:p>0.374057063706863</text:p>
                <draw:g>
                  <svg:desc>Hoja1.B17:Hoja1.F17</svg:desc>
                </draw:g>
              </table:table-cell>
              <table:table-cell office:value-type="float" office:value="1.47144410721521">
                <text:p>1.47144410721521</text:p>
              </table:table-cell>
              <table:table-cell office:value-type="float" office:value="1.52723888672467">
                <text:p>1.52723888672467</text:p>
              </table:table-cell>
              <table:table-cell office:value-type="float" office:value="2.06920455916987">
                <text:p>2.06920455916987</text:p>
              </table:table-cell>
              <table:table-cell office:value-type="float" office:value="3.06576301929675">
                <text:p>3.06576301929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2 1 3 4 5" chart:style-name="ch1">
        <chart:legend chart:legend-position="end" svg:x="11.719cm" svg:y="3.205cm" style:legend-expansion="high" chart:style-name="ch2"/>
        <chart:plot-area chart:style-name="ch3" table:cell-range-address="Hoja1.B1:Hoja1.F2 Hoja1.A5:Hoja1.F5 Hoja1.A2:Hoja1.A2 Hoja1.A10:Hoja1.F10 Hoja1.A16:Hoja1.F16 Hoja1.A21:Hoja1.F21" chart:data-source-has-labels="column" svg:x="0.32cm" svg:y="0.18cm" svg:width="11.079cm" svg:height="8.64cm">
          <chartooo:coordinate-region svg:x="0.756cm" svg:y="0.379cm" svg:width="10.4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5:Hoja1.F5" chart:label-cell-address="Hoja1.A5:Hoja1.A5" chart:class="chart:scatter">
            <chart:domain table:cell-range-address="Hoja1.B1:Hoja1.F1"/>
            <chart:data-point chart:repeated="5"/>
          </chart:series>
          <chart:series chart:style-name="ch7" chart:values-cell-range-address="Hoja1.B2:Hoja1.F2" chart:label-cell-address="Hoja1.A2:Hoja1.A2" chart:class="chart:scatter">
            <chart:data-point chart:repeated="5"/>
          </chart:series>
          <chart:series chart:style-name="ch8" chart:values-cell-range-address="Hoja1.B10:Hoja1.F10" chart:label-cell-address="Hoja1.A10:Hoja1.A10" chart:class="chart:scatter">
            <chart:data-point chart:repeated="5"/>
          </chart:series>
          <chart:series chart:style-name="ch9" chart:values-cell-range-address="Hoja1.B16:Hoja1.F16" chart:label-cell-address="Hoja1.A16:Hoja1.A16" chart:class="chart:scatter">
            <chart:data-point chart:repeated="5"/>
          </chart:series>
          <chart:series chart:style-name="ch10" chart:values-cell-range-address="Hoja1.B21:Hoja1.F21" chart:label-cell-address="Hoja1.A21:Hoja1.A2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Hoja1.B1:Hoja1.F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iempo  cota 2</text:p>
                <draw:g>
                  <svg:desc>Hoja1.A5:Hoja1.A5</svg:desc>
                </draw:g>
              </table:table-cell>
              <table:table-cell office:value-type="float" office:value="0.00219474">
                <text:p>0.00219474</text:p>
                <draw:g>
                  <svg:desc>Hoja1.B5:Hoja1.F5</svg:desc>
                </draw:g>
              </table:table-cell>
              <table:table-cell office:value-type="float" office:value="0.033326">
                <text:p>0.033326</text:p>
              </table:table-cell>
              <table:table-cell office:value-type="float" office:value="0.0922969">
                <text:p>0.0922969</text:p>
              </table:table-cell>
              <table:table-cell office:value-type="float" office:value="0.844801">
                <text:p>0.844801</text:p>
              </table:table-cell>
              <table:table-cell office:value-type="float" office:value="3.17334">
                <text:p>3.17334</text:p>
              </table:table-cell>
            </table:table-row>
            <table:table-row>
              <table:table-cell office:value-type="string">
                <text:p>Tiempo Secuencial</text:p>
                <draw:g>
                  <svg:desc>Hoja1.A2:Hoja1.A2</svg:desc>
                </draw:g>
              </table:table-cell>
              <table:table-cell office:value-type="float" office:value="0.000820958">
                <text:p>0.000820958</text:p>
                <draw:g>
                  <svg:desc>Hoja1.B2:Hoja1.F2</svg:desc>
                </draw:g>
              </table:table-cell>
              <table:table-cell office:value-type="float" office:value="0.0621048">
                <text:p>0.0621048</text:p>
              </table:table-cell>
              <table:table-cell office:value-type="float" office:value="0.176419">
                <text:p>0.176419</text:p>
              </table:table-cell>
              <table:table-cell office:value-type="float" office:value="2.00586">
                <text:p>2.00586</text:p>
              </table:table-cell>
              <table:table-cell office:value-type="float" office:value="5.61145">
                <text:p>5.61145</text:p>
              </table:table-cell>
            </table:table-row>
            <table:table-row>
              <table:table-cell office:value-type="string">
                <text:p>Tiempo  cota 3</text:p>
                <draw:g>
                  <svg:desc>Hoja1.A10:Hoja1.A10</svg:desc>
                </draw:g>
              </table:table-cell>
              <table:table-cell office:value-type="float" office:value="0.00200785">
                <text:p>0.00200785</text:p>
                <draw:g>
                  <svg:desc>Hoja1.B10:Hoja1.F10</svg:desc>
                </draw:g>
              </table:table-cell>
              <table:table-cell office:value-type="float" office:value="0.0357896">
                <text:p>0.0357896</text:p>
              </table:table-cell>
              <table:table-cell office:value-type="float" office:value="0.0859988">
                <text:p>0.0859988</text:p>
              </table:table-cell>
              <table:table-cell office:value-type="float" office:value="0.509098">
                <text:p>0.509098</text:p>
              </table:table-cell>
              <table:table-cell office:value-type="float" office:value="1.26461">
                <text:p>1.26461</text:p>
              </table:table-cell>
            </table:table-row>
            <table:table-row>
              <table:table-cell office:value-type="string">
                <text:p>Tiempo sin cota 2</text:p>
                <draw:g>
                  <svg:desc>Hoja1.A16:Hoja1.A16</svg:desc>
                </draw:g>
              </table:table-cell>
              <table:table-cell office:value-type="float" office:value="0.00219474">
                <text:p>0.00219474</text:p>
                <draw:g>
                  <svg:desc>Hoja1.B16:Hoja1.F16</svg:desc>
                </draw:g>
              </table:table-cell>
              <table:table-cell office:value-type="float" office:value="0.0422067">
                <text:p>0.0422067</text:p>
              </table:table-cell>
              <table:table-cell office:value-type="float" office:value="0.115515">
                <text:p>0.115515</text:p>
              </table:table-cell>
              <table:table-cell office:value-type="float" office:value="0.969387">
                <text:p>0.969387</text:p>
              </table:table-cell>
              <table:table-cell office:value-type="float" office:value="1.83036">
                <text:p>1.83036</text:p>
              </table:table-cell>
            </table:table-row>
            <table:table-row>
              <table:table-cell office:value-type="string">
                <text:p>Tiempo  sin cota 3</text:p>
                <draw:g>
                  <svg:desc>Hoja1.A21:Hoja1.A21</svg:desc>
                </draw:g>
              </table:table-cell>
              <table:table-cell office:value-type="float" office:value="0.0032869">
                <text:p>0.0032869</text:p>
                <draw:g>
                  <svg:desc>Hoja1.B21:Hoja1.F21</svg:desc>
                </draw:g>
              </table:table-cell>
              <table:table-cell office:value-type="float" office:value="0.0381757">
                <text:p>0.0381757</text:p>
              </table:table-cell>
              <table:table-cell office:value-type="float" office:value="0.1058">
                <text:p>0.1058</text:p>
              </table:table-cell>
              <table:table-cell office:value-type="float" office:value="0.804832">
                <text:p>0.804832</text:p>
              </table:table-cell>
              <table:table-cell office:value-type="float" office:value="1.8851">
                <text:p>1.88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